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, 'MS Mincho'" style:font-family-generic="roman"/>
    <style:font-face style:name="FreeSans1" svg:font-family="FreeSans" style:font-family-generic="swiss"/>
    <style:font-face style:name="Century" svg:font-family="Century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language="pl" fo:country="PL" style:font-size-asian="10pt" style:language-asian="pl" style:country-asian="PL"/>
    </style:style>
    <style:style style:name="P2" style:family="paragraph" style:parent-style-name="Standard">
      <style:text-properties fo:font-size="10pt" officeooo:rsid="0024f838" officeooo:paragraph-rsid="0024f838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258559" style:font-size-asian="2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.318cm" fo:margin-bottom="0.318cm" style:contextual-spacing="false" fo:text-align="center" style:justify-single-word="false" style:snap-to-layout-grid="false"/>
      <style:text-properties fo:font-size="14pt" style:font-size-asian="14pt"/>
    </style:style>
    <style:style style:name="P7" style:family="paragraph" style:parent-style-name="Standard" style:master-page-name="Standard">
      <style:paragraph-properties style:page-number="auto"/>
      <style:text-properties fo:font-size="10pt" fo:language="pl" fo:country="PL" style:font-size-asian="10pt" style:language-asian="pl" style:country-asian="PL"/>
    </style:style>
    <style:style style:name="P8" style:family="paragraph" style:parent-style-name="Heading_20_3">
      <style:text-properties officeooo:rsid="00214943" officeooo:paragraph-rsid="00214943"/>
    </style:style>
    <style:style style:name="P9" style:family="paragraph" style:parent-style-name="Heading_20_3">
      <style:text-properties officeooo:rsid="0024f838" officeooo:paragraph-rsid="0024f838"/>
    </style:style>
    <style:style style:name="P10" style:family="paragraph" style:parent-style-name="Heading_20_1">
      <style:paragraph-properties fo:text-align="center" style:justify-single-word="false"/>
      <style:text-properties fo:font-size="20pt" style:font-size-asian="17.5pt" style:font-size-complex="20pt"/>
    </style:style>
    <style:style style:name="P11" style:family="paragraph" style:parent-style-name="Heading_20_1">
      <style:paragraph-properties fo:text-align="center" style:justify-single-word="false"/>
      <style:text-properties fo:font-size="28pt" style:font-size-asian="28pt"/>
    </style:style>
    <style:style style:name="P12" style:family="paragraph" style:parent-style-name="Heading_20_2">
      <style:text-properties officeooo:rsid="002e8ffe" officeooo:paragraph-rsid="002e8ffe"/>
    </style:style>
    <style:style style:name="T1" style:family="text">
      <style:text-properties officeooo:rsid="001b2fef"/>
    </style:style>
    <style:style style:name="T2" style:family="text">
      <style:text-properties officeooo:rsid="00214943"/>
    </style:style>
    <style:style style:name="T3" style:family="text">
      <style:text-properties fo:font-size="20pt" style:font-size-asian="20pt"/>
    </style:style>
    <style:style style:name="T4" style:family="text">
      <style:text-properties fo:font-size="20pt" officeooo:rsid="001b2fef" style:font-size-asian="20pt"/>
    </style:style>
    <style:style style:name="T5" style:family="text">
      <style:text-properties officeooo:rsid="002e8ff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Obraz1" text:anchor-type="char" svg:x="-2.658cm" svg:y="-2.858cm" svg:width="27.591cm" svg:height="21.001cm" draw:z-index="0"><draw:image xlink:href="../bg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2" text:anchor-type="paragraph" svg:x="-1.115cm" svg:y="0.404cm" svg:width="8.137cm" svg:height="7.168cm" draw:z-index="2"><draw:image xlink:href="../trio.png" xlink:type="simple" xlink:show="embed" xlink:actuate="onLoad"/></draw:frame></text:p>
      <text:p text:style-name="Standard"><draw:frame draw:style-name="fr4" draw:name="Obraz3" text:anchor-type="paragraph" svg:x="14.233cm" svg:y="0.554cm" svg:width="7.594cm" svg:height="2.355cm" draw:z-index="4"><draw:image xlink:href="../facsimile-ab.png" xlink:type="simple" xlink:show="embed" xlink:actuate="onLoad"/></draw:frame></text:p>
      <text:p text:style-name="Standard"/>
      <text:p text:style-name="P1"><draw:frame draw:style-name="fr1" draw:name="Ramka2" text:anchor-type="char" svg:x="13.653cm" svg:y="0.318cm" svg:width="8.573cm" svg:height="4.717cm" draw:z-index="1"><draw:text-box><text:p text:style-name="P6">_________________________</text:p><text:p text:style-name="P6"><text:span text:style-name="T5">August</text:span> <text:span text:style-name="T2">18</text:span>, <text:span text:style-name="T2">2015</text:span></text:p><text:h text:style-name="P8" text:outline-level="3">Arkadiusz Bulski</text:h><text:h text:style-name="P9" text:outline-level="3"/><text:p text:style-name="P2">This document is signed with PGP certificate.</text:p></draw:text-box></draw:frame><draw:frame draw:style-name="fr1" draw:name="Ramka3" text:anchor-type="char" svg:x="-0.635cm" svg:y="-10.16cm" svg:width="22.86cm" svg:height="9.208cm" draw:z-index="3"><draw:text-box><text:h text:style-name="P10" text:outline-level="1"/><text:h text:style-name="P11" text:outline-level="1">Certificate of <text:span text:style-name="T1">Contribution</text:span></text:h><text:p text:style-name="P3">this certificate is awarded to:</text:p><text:p text:style-name="P3"/><text:h text:style-name="P12" text:outline-level="2">Steven Balderrama</text:h><text:p text:style-name="P4"/><text:p text:style-name="P5"><text:span text:style-name="T3">for </text:span><text:span text:style-name="T4">contribution to development of<text:line-break/>steganographic filesystem Cameleonica</text:span></text:p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, 'MS Mincho'" style:font-family-generic="roman"/>
    <style:font-face style:name="FreeSans1" svg:font-family="FreeSans" style:font-family-generic="swiss"/>
    <style:font-face style:name="Century" svg:font-family="Century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Century" style:font-family-complex="Century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eorgia" fo:font-family="Georgia" style:font-family-generic="roman" style:font-pitch="variable" fo:font-size="36pt" style:font-size-asian="36pt" style:font-name-complex="Georgia" style:font-family-complex="Georgia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36pt" style:font-size-asian="3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.318cm" style:contextual-spacing="false" fo:text-align="center" style:justify-single-word="false" fo:keep-with-next="always" style:snap-to-layout-grid="false"/>
      <style:text-properties fo:font-size="14pt" style:font-size-asian="1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719cm" style:type="center"/>
          <style:tab-stop style:position="21.438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3cm" fo:margin-right="3.501cm" style:writing-mode="lr-tb" style:layout-grid-color="#c0c0c0" style:layout-grid-lines="24" style:layout-grid-base-height="0.63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templates for word</dc:title>
    <meta:initial-creator>Mark Cox</meta:initial-creator>
    <meta:creation-date>2011-03-07T05:13:00</meta:creation-date>
    <dc:date>2015-08-19T22:41:32.018408366</dc:date>
    <meta:editing-cycles>18</meta:editing-cycles>
    <meta:editing-duration>PT15M7S</meta:editing-duration>
    <meta:generator>LibreOffice/4.2.8.2$Linux_X86_64 LibreOffice_project/420m0$Build-2</meta:generator>
    <meta:document-statistic meta:table-count="0" meta:image-count="3" meta:object-count="0" meta:page-count="1" meta:paragraph-count="8" meta:word-count="31" meta:character-count="248" meta:non-whitespace-character-count="225"/>
  </office:meta>
</office:document-meta>
</file>